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MT" svg:font-family="Arial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list-style-name="L2">
      <style:paragraph-properties fo:text-align="start" style:justify-single-word="false"/>
      <style:text-properties officeooo:paragraph-rsid="0017ba48"/>
    </style:style>
    <style:style style:name="P3" style:family="paragraph" style:parent-style-name="Standard" style:list-style-name="L6">
      <style:paragraph-properties fo:text-align="start" style:justify-single-word="false"/>
      <style:text-properties officeooo:paragraph-rsid="0017fd04"/>
    </style:style>
    <style:style style:name="P4" style:family="paragraph" style:parent-style-name="Standard">
      <style:paragraph-properties fo:text-align="start" style:justify-single-word="false"/>
      <style:text-properties officeooo:paragraph-rsid="001c1dc5"/>
    </style:style>
    <style:style style:name="P5" style:family="paragraph" style:parent-style-name="Standard" style:list-style-name="L9">
      <style:paragraph-properties fo:text-align="start" style:justify-single-word="false"/>
      <style:text-properties officeooo:paragraph-rsid="001fdc09"/>
    </style:style>
    <style:style style:name="P6" style:family="paragraph" style:parent-style-name="Standard">
      <style:paragraph-properties fo:text-align="start" style:justify-single-word="false"/>
      <style:text-properties officeooo:rsid="0017ba48" officeooo:paragraph-rsid="0017ba48"/>
    </style:style>
    <style:style style:name="P7" style:family="paragraph" style:parent-style-name="Standard" style:list-style-name="L1">
      <style:paragraph-properties fo:text-align="start" style:justify-single-word="false"/>
      <style:text-properties officeooo:rsid="0017ba48" officeooo:paragraph-rsid="0017ba48"/>
    </style:style>
    <style:style style:name="P8" style:family="paragraph" style:parent-style-name="Standard" style:list-style-name="L3">
      <style:paragraph-properties fo:text-align="start" style:justify-single-word="false"/>
      <style:text-properties officeooo:rsid="0017ba48" officeooo:paragraph-rsid="0017ba48"/>
    </style:style>
    <style:style style:name="P9" style:family="paragraph" style:parent-style-name="Standard" style:list-style-name="L4">
      <style:paragraph-properties fo:text-align="start" style:justify-single-word="false"/>
      <style:text-properties officeooo:rsid="0017ba48" officeooo:paragraph-rsid="0017ba48"/>
    </style:style>
    <style:style style:name="P10" style:family="paragraph" style:parent-style-name="Standard" style:list-style-name="L5">
      <style:paragraph-properties fo:text-align="start" style:justify-single-word="false"/>
      <style:text-properties officeooo:rsid="0017ba48" officeooo:paragraph-rsid="0017ba48"/>
    </style:style>
    <style:style style:name="P11" style:family="paragraph" style:parent-style-name="Standard">
      <style:paragraph-properties fo:text-align="start" style:justify-single-word="false"/>
      <style:text-properties style:text-underline-style="solid" style:text-underline-width="auto" style:text-underline-color="font-color" officeooo:rsid="0017ba48" officeooo:paragraph-rsid="0017ba48"/>
    </style:style>
    <style:style style:name="P12" style:family="paragraph" style:parent-style-name="Standard">
      <style:paragraph-properties fo:text-align="start" style:justify-single-word="false"/>
      <style:text-properties fo:font-weight="normal" style:font-weight-asian="normal" style:font-weight-complex="normal"/>
    </style:style>
    <style:style style:name="P13" style:family="paragraph" style:parent-style-name="Standard">
      <style:paragraph-properties fo:text-align="start" style:justify-single-word="false"/>
      <style:text-properties fo:font-weight="normal" officeooo:rsid="00197bce" officeooo:paragraph-rsid="00197bce" style:font-weight-asian="normal" style:font-weight-complex="normal"/>
    </style:style>
    <style:style style:name="P14" style:family="paragraph" style:parent-style-name="Standard">
      <style:paragraph-properties fo:text-align="start" style:justify-single-word="false"/>
      <style:text-properties style:font-name="Times New Roman1" fo:font-weight="normal" officeooo:rsid="0017fd04" officeooo:paragraph-rsid="0017fd04" style:font-weight-asian="normal" style:font-weight-complex="normal"/>
    </style:style>
    <style:style style:name="P15" style:family="paragraph" style:parent-style-name="Standard" style:list-style-name="L6">
      <style:paragraph-properties fo:text-align="start" style:justify-single-word="false"/>
      <style:text-properties style:font-name="Times New Roman1" fo:font-weight="normal" officeooo:rsid="0017fd04" officeooo:paragraph-rsid="0017fd04" style:font-weight-asian="normal" style:font-weight-complex="normal"/>
    </style:style>
    <style:style style:name="P16" style:family="paragraph" style:parent-style-name="Standard">
      <style:paragraph-properties fo:text-align="start" style:justify-single-word="false"/>
      <style:text-properties style:font-name="Liberation Serif" fo:font-size="12pt" officeooo:paragraph-rsid="00197bce" style:font-size-asian="12pt" style:font-size-complex="12pt"/>
    </style:style>
    <style:style style:name="P17" style:family="paragraph" style:parent-style-name="Standard" style:list-style-name="L7">
      <style:paragraph-properties fo:text-align="start" style:justify-single-word="false"/>
      <style:text-properties style:font-name="Liberation Serif" fo:font-size="12pt" officeooo:paragraph-rsid="00197bce" style:font-size-asian="12pt" style:font-size-complex="12pt"/>
    </style:style>
    <style:style style:name="P18" style:family="paragraph" style:parent-style-name="Standard">
      <style:paragraph-properties fo:text-align="start" style:justify-single-word="false"/>
      <style:text-properties style:font-name="Liberation Serif" fo:font-size="12pt" fo:font-weight="normal" officeooo:rsid="00197bce" officeooo:paragraph-rsid="00197bce" style:font-size-asian="12pt" style:font-weight-asian="normal" style:font-size-complex="12pt" style:font-weight-complex="normal"/>
    </style:style>
    <style:style style:name="P19" style:family="paragraph" style:parent-style-name="Standard" style:list-style-name="L8">
      <style:paragraph-properties fo:text-align="start" style:justify-single-word="false"/>
      <style:text-properties style:font-name="Liberation Serif" fo:font-size="12pt" fo:font-weight="normal" officeooo:rsid="00197bce" officeooo:paragraph-rsid="00197bce"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text-underline-style="none"/>
    </style:style>
    <style:style style:name="P21" style:family="paragraph" style:parent-style-name="Standard">
      <style:paragraph-properties fo:text-align="start" style:justify-single-word="false"/>
      <style:text-properties style:text-underline-style="none" fo:font-weight="normal" officeooo:paragraph-rsid="001c1dc5" style:font-weight-asian="normal" style:font-weight-complex="normal"/>
    </style:style>
    <style:style style:name="P22" style:family="paragraph" style:parent-style-name="Standard">
      <style:paragraph-properties fo:text-align="start" style:justify-single-word="false"/>
      <style:text-properties style:font-name="Times New Roman" fo:font-size="12pt" style:font-size-asian="12pt" style:font-size-complex="12pt"/>
    </style:style>
    <style:style style:name="P23" style:family="paragraph" style:parent-style-name="Standard">
      <style:paragraph-properties fo:text-align="start" style:justify-single-word="false"/>
      <style:text-properties style:font-name="Liberation Serif1" fo:font-size="12pt" fo:font-weight="normal" officeooo:rsid="001c1dc5" officeooo:paragraph-rsid="001c1dc5" style:font-size-asian="12pt" style:font-weight-asian="normal" style:font-size-complex="12pt" style:font-weight-complex="normal"/>
    </style:style>
    <style:style style:name="P24" style:family="paragraph" style:parent-style-name="Standard" style:list-style-name="L9">
      <style:paragraph-properties fo:text-align="start" style:justify-single-word="false"/>
      <style:text-properties style:font-name="Liberation Serif1" fo:font-size="12pt" fo:font-weight="normal" officeooo:rsid="001c1dc5" officeooo:paragraph-rsid="001c1dc5" style:font-size-asian="12pt" style:font-weight-asian="normal" style:font-size-complex="12pt" style:font-weight-complex="normal"/>
    </style:style>
    <style:style style:name="P25" style:family="paragraph" style:parent-style-name="Standard" style:list-style-name="L9">
      <style:paragraph-properties fo:text-align="start" style:justify-single-word="false"/>
      <style:text-properties style:font-name="Liberation Serif1" fo:font-weight="normal" officeooo:rsid="001c1dc5" officeooo:paragraph-rsid="001dc9cc" style:font-weight-asian="normal" style:font-weight-complex="normal"/>
    </style:style>
    <style:style style:name="P26" style:family="paragraph" style:parent-style-name="Standard" style:list-style-name="L10">
      <style:paragraph-properties fo:text-align="start" style:justify-single-word="false"/>
      <style:text-properties style:font-name="Liberation Serif1" fo:font-weight="normal" style:font-weight-asian="normal" style:font-weight-complex="normal"/>
    </style:style>
    <style:style style:name="P27" style:family="paragraph" style:parent-style-name="Standard">
      <style:paragraph-properties fo:text-align="start" style:justify-single-word="false"/>
      <style:text-properties style:font-name="Liberation Serif1" fo:font-weight="normal" officeooo:paragraph-rsid="0021c528" style:font-weight-asian="normal" style:font-weight-complex="normal"/>
    </style:style>
    <style:style style:name="P28" style:family="paragraph" style:parent-style-name="Standard">
      <style:paragraph-properties fo:text-align="start" style:justify-single-word="false"/>
      <style:text-properties officeooo:rsid="0017fd04" officeooo:paragraph-rsid="0017fd04"/>
    </style:style>
    <style:style style:name="P29" style:family="paragraph" style:parent-style-name="Standard">
      <style:paragraph-properties fo:text-align="start" style:justify-single-word="false"/>
      <style:text-properties officeooo:rsid="001c1dc5" officeooo:paragraph-rsid="001c1dc5"/>
    </style:style>
    <style:style style:name="P30" style:family="paragraph" style:parent-style-name="Standard">
      <style:paragraph-properties fo:text-align="start" style:justify-single-word="false"/>
      <style:text-properties officeooo:rsid="001dc9cc" officeooo:paragraph-rsid="001dc9cc"/>
    </style:style>
    <style:style style:name="P31" style:family="paragraph" style:parent-style-name="Standard">
      <style:paragraph-properties fo:text-align="start" style:justify-single-word="false"/>
      <style:text-properties officeooo:rsid="001e878f" officeooo:paragraph-rsid="001e878f"/>
    </style:style>
    <style:style style:name="T1" style:family="text">
      <style:text-properties fo:color="#202429" loext:opacity="100%"/>
    </style:style>
    <style:style style:name="T2" style:family="text">
      <style:text-properties fo:color="#202429" loext:opacity="100%" style:font-name="TimesNewRomanPS-BoldMT" fo:font-size="11pt" fo:font-weight="bold" style:font-size-asian="11pt" style:font-weight-asian="bold"/>
    </style:style>
    <style:style style:name="T3" style:family="text">
      <style:text-properties fo:color="#202429" loext:opacity="100%" style:font-name="TimesNewRomanPS-BoldMT" fo:font-size="11pt" style:font-size-asian="11pt"/>
    </style:style>
    <style:style style:name="T4" style:family="text">
      <style:text-properties fo:color="#202429" loext:opacity="100%" style:font-name="TimesNewRomanPSMT" fo:font-size="11pt" style:font-size-asian="11pt"/>
    </style:style>
    <style:style style:name="T5" style:family="text">
      <style:text-properties fo:color="#202429" loext:opacity="100%" style:font-name="TimesNewRomanPSMT" fo:font-size="11pt" officeooo:rsid="0017ba48" style:font-size-asian="11pt"/>
    </style:style>
    <style:style style:name="T6" style:family="text">
      <style:text-properties fo:color="#202429" loext:opacity="100%" style:font-name="TimesNewRomanPSMT" fo:font-size="11pt" officeooo:rsid="001c1dc5" style:font-size-asian="11pt"/>
    </style:style>
    <style:style style:name="T7" style:family="text">
      <style:text-properties fo:color="#202429" loext:opacity="100%" style:font-name="TimesNewRomanPSMT" fo:font-size="11pt" officeooo:rsid="001dc9cc" style:font-size-asian="11pt"/>
    </style:style>
    <style:style style:name="T8" style:family="text">
      <style:text-properties fo:color="#202429" loext:opacity="100%" style:font-name="TimesNewRomanPSMT" fo:font-size="11pt" style:text-underline-style="solid" style:text-underline-width="auto" style:text-underline-color="font-color" style:font-size-asian="11pt"/>
    </style:style>
    <style:style style:name="T9" style:family="text">
      <style:text-properties fo:color="#202429" loext:opacity="100%" style:font-name="TimesNewRomanPSMT" fo:font-size="11pt" fo:font-weight="bold" style:font-size-asian="11pt" style:font-weight-asian="bold" style:font-weight-complex="bold"/>
    </style:style>
    <style:style style:name="T10" style:family="text">
      <style:text-properties fo:color="#202429" loext:opacity="100%" fo:font-size="11pt" style:font-size-asian="11pt"/>
    </style:style>
    <style:style style:name="T11" style:family="text">
      <style:text-properties fo:color="#202429" loext:opacity="100%" fo:font-size="11pt" officeooo:rsid="001dc9cc" style:font-size-asian="11pt"/>
    </style:style>
    <style:style style:name="T12" style:family="text">
      <style:text-properties fo:color="#202429" loext:opacity="100%" fo:font-size="11pt" officeooo:rsid="00216ce0" style:font-size-asian="11pt"/>
    </style:style>
    <style:style style:name="T13" style:family="text">
      <style:text-properties fo:color="#202429" loext:opacity="100%" fo:font-size="11pt" officeooo:rsid="0021c528" style:font-size-asian="11pt"/>
    </style:style>
    <style:style style:name="T14" style:family="text">
      <style:text-properties fo:color="#202429" loext:opacity="100%" style:font-name="Times New Roman1" fo:font-size="11pt" fo:font-weight="normal" officeooo:rsid="0017fd04" style:font-size-asian="11pt" style:font-weight-asian="normal" style:font-weight-complex="normal"/>
    </style:style>
    <style:style style:name="T15" style:family="text">
      <style:text-properties fo:color="#202429" loext:opacity="100%" fo:font-weight="bold" style:font-weight-asian="bold" style:font-weight-complex="bold"/>
    </style:style>
    <style:style style:name="T16" style:family="text">
      <style:text-properties fo:color="#202429" loext:opacity="100%" fo:font-weight="bold" officeooo:rsid="00197bce" style:font-weight-asian="bold" style:font-weight-complex="bold"/>
    </style:style>
    <style:style style:name="T17" style:family="text">
      <style:text-properties fo:color="#202429" loext:opacity="100%" officeooo:rsid="00197bce"/>
    </style:style>
    <style:style style:name="T18" style:family="text">
      <style:text-properties fo:color="#202429" loext:opacity="100%" style:font-name="Liberation Serif" fo:font-size="12pt" fo:font-weight="normal" style:font-size-asian="12pt" style:font-weight-asian="normal" style:font-size-complex="12pt" style:font-weight-complex="normal"/>
    </style:style>
    <style:style style:name="T19" style:family="text">
      <style:text-properties fo:color="#202429" loext:opacity="100%" style:font-name="Liberation Serif" fo:font-size="12pt" fo:font-weight="normal" officeooo:rsid="001c1dc5" style:font-size-asian="12pt" style:font-weight-asian="normal" style:font-size-complex="12pt" style:font-weight-complex="normal"/>
    </style:style>
    <style:style style:name="T20" style:family="text">
      <style:text-properties fo:color="#000000" loext:opacity="100%" style:font-name="TimesNewRomanPSMT" fo:font-size="11pt" style:font-size-asian="11pt"/>
    </style:style>
    <style:style style:name="T21" style:family="text">
      <style:text-properties officeooo:rsid="001c1dc5"/>
    </style:style>
    <style:style style:name="T22" style:family="text">
      <style:text-properties officeooo:rsid="001dc9cc"/>
    </style:style>
    <style:style style:name="T23" style:family="text">
      <style:text-properties style:font-name="Liberation Serif1" fo:font-weight="normal" officeooo:rsid="001fdc09"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2"><text:span text:style-name="T2">1) Parla del noms de fitxers: Característiques bàsiques.</text:span></text:p>
      <text:p text:style-name="P1" loext:marker-style-name="T4"><text:span text:style-name="T4"/></text:p>
      <text:p text:style-name="P6" loext:marker-style-name="T4"><text:span text:style-name="T4">El nombre de un </text:span><text:span text:style-name="T7">fichero</text:span><text:span text:style-name="T4"> es una cadena de caracteres que identifica al </text:span><text:span text:style-name="T7">fichero</text:span><text:span text:style-name="T4"> dentro del sistema. </text:span></text:p>
      <text:p text:style-name="P6" loext:marker-style-name="T4"><text:span text:style-name="T4">Las principales caracterísitcas de los nombres de ficheros son:</text:span></text:p>
      <text:p text:style-name="P6" loext:marker-style-name="T4"><text:span text:style-name="T4"/></text:p>
      <text:list text:style-name="L1">
        <text:list-item>
          <text:p text:style-name="P7" loext:marker-style-name="T4"><text:span text:style-name="T4">Pueden contener cualquier carácter excepto barra(/) o nulo ( ), para indicar espacios uso de ( _ o - ).</text:span></text:p>
        </text:list-item>
        <text:list-item>
          <text:p text:style-name="P7" loext:marker-style-name="T4"><text:span text:style-name="T4">Distinguen entre mayúsculas y minúsculas (case sensitive).</text:span></text:p>
        </text:list-item>
        <text:list-item>
          <text:p text:style-name="P7" loext:marker-style-name="T4"><text:span text:style-name="T4">Su tamaño varia entre 1 y 255 caracteres (255 bytes).</text:span></text:p>
        </text:list-item>
        <text:list-item>
          <text:p text:style-name="P7" loext:marker-style-name="T4"><text:span text:style-name="T4"><text:s/>Permiten las dobles extensiones.</text:span></text:p>
          <text:p text:style-name="P7" loext:marker-style-name="T4"><text:span text:style-name="T4"/></text:p>
        </text:list-item>
      </text:list>
      <text:p text:style-name="P6" loext:marker-style-name="T4"><text:span text:style-name="T4">Además, cabe mencionar que los directorios se consideran ficheros, y se les aplica las características anteriores. </text:span></text:p>
      <text:p text:style-name="P6" loext:marker-style-name="T4"><text:span text:style-name="T4"/></text:p>
      <text:p text:style-name="P1" loext:marker-style-name="T2"><text:span text:style-name="T2">2) Qué són les marques de temps a linux?</text:span><text:span text:style-name="T2"/></text:p>
      <text:p text:style-name="P1" loext:marker-style-name="T4"><text:span text:style-name="T4"/></text:p>
      <text:p text:style-name="P6" loext:marker-style-name="T4"><text:span text:style-name="T4">Las marcas de tiempo en linux son registros temporales asociados a los diferentes archivos y directorios del sistema. Son esenciales para el funcionamiento de algunas aplicaciones del sistema.</text:span></text:p>
      <text:p text:style-name="P6" loext:marker-style-name="T4"><text:span text:style-name="T4">Existen 3 marcas de tiempo:</text:span></text:p>
      <text:p text:style-name="P6" loext:marker-style-name="T4"><text:span text:style-name="T4"/></text:p>
      <text:list text:style-name="L2">
        <text:list-item>
          <text:p text:style-name="P2" loext:marker-style-name="T4"><text:span text:style-name="T5">Last acces time (atime): </text:span><text:span text:style-name="T4">Indica la última vez que se accedió al archivo. </text:span></text:p>
        </text:list-item>
        <text:list-item>
          <text:p text:style-name="P2" loext:marker-style-name="T4"><text:span text:style-name="T5">Last modification time (mtime): </text:span><text:span text:style-name="T4">Indica la última vez que se modificó el contenido del archivo. </text:span></text:p>
        </text:list-item>
        <text:list-item>
          <text:p text:style-name="P2" loext:marker-style-name="T4"><text:span text:style-name="T5">Change time (ctime): </text:span><text:span text:style-name="T4">Indica la última vez que se modificaron los </text:span><text:span text:style-name="T5">permisos</text:span><text:span text:style-name="T4"> del archivo. </text:span></text:p>
        </text:list-item>
      </text:list>
      <text:p text:style-name="P6" loext:marker-style-name="T4"><text:span text:style-name="T4"><text:s/></text:span></text:p>
      <text:p text:style-name="P1" loext:marker-style-name="T4"><text:span text:style-name="T4"/></text:p>
      <text:p text:style-name="P1" loext:marker-style-name="T2"><text:span text:style-name="T2">3) Enllaços simbòlics i enllaços durs. Propietats i opcions.</text:span><text:span text:style-name="T2"/></text:p>
      <text:p text:style-name="P1" loext:marker-style-name="T4"><text:span text:style-name="T4"/></text:p>
      <text:p text:style-name="P6" loext:marker-style-name="T4"><text:span text:style-name="T4">Un enlace simbólico es un fichero que apunta a otro fichero. Sus propiedades y opciones son:</text:span></text:p>
      <text:p text:style-name="P6" loext:marker-style-name="T4"><text:span text:style-name="T4">- Propiedades:</text:span></text:p>
      <text:list xml:id="list1692005105" text:style-name="L3">
        <text:list-item>
          <text:p text:style-name="P8" loext:marker-style-name="T4"><text:span text:style-name="T4">Si se borra el enlace, no se borra el fichero.</text:span></text:p>
        </text:list-item>
        <text:list-item>
          <text:p text:style-name="P8" loext:marker-style-name="T4"><text:span text:style-name="T4">Si se borra el archivo, el enlace no apunta a ningún archivo (enlace roto).</text:span></text:p>
        </text:list-item>
        <text:list-item>
          <text:p text:style-name="P8" loext:marker-style-name="T4"><text:span text:style-name="T4">Admite enlaces con directorios.</text:span></text:p>
        </text:list-item>
      </text:list>
      <text:p text:style-name="P6" loext:marker-style-name="T4"><text:span text:style-name="T4">- Opciones:</text:span></text:p>
      <text:list text:style-name="L4">
        <text:list-item>
          <text:p text:style-name="P9" loext:marker-style-name="T4"><text:span text:style-name="T4">ln -s: Crea el enlace, hace falta pasar la ruta del archivo y la ruta donde se quiere crear el enlace.</text:span></text:p>
        </text:list-item>
      </text:list>
      <text:list text:continue-list="list1692005105" text:style-name="L3">
        <text:list-item>
          <text:p text:style-name="P8" loext:marker-style-name="T4"><text:span text:style-name="T4">-f o –force: Elimina el enlace si ya existe.</text:span></text:p>
        </text:list-item>
        <text:list-item>
          <text:p text:style-name="P8" loext:marker-style-name="T4"><text:span text:style-name="T4">-i: Solicita al usuario una confirmación antes de eliminar los archivos. </text:span></text:p>
        </text:list-item>
      </text:list>
      <text:p text:style-name="P6" loext:marker-style-name="T4"><text:span text:style-name="T4"/></text:p>
      <text:p text:style-name="P6" loext:marker-style-name="T4"><text:span text:style-name="T4">Un enlace duro són multiples nombres de archivo que apuntan al mismo inode. Sus propiedades y opciones son:</text:span></text:p>
      <text:p text:style-name="P6" loext:marker-style-name="T4"><text:span text:style-name="T4">- Propiedades:</text:span></text:p>
      <text:list xml:id="list135156264265207" text:continue-numbering="true" text:style-name="L3">
        <text:list-item>
          <text:p text:style-name="P8" loext:marker-style-name="T4"><text:span text:style-name="T4">Si se borran todos los enlaces, se borra el fichero.</text:span></text:p>
        </text:list-item>
        <text:list-item>
          <text:p text:style-name="P8" loext:marker-style-name="T4"><text:span text:style-name="T4">Si se borra el archivo, los enlaces no apuntan a ningún archivo (enlace roto).</text:span></text:p>
        </text:list-item>
        <text:list-item>
          <text:p text:style-name="P8" loext:marker-style-name="T4"><text:span text:style-name="T4">No admite enlaces con directorios.</text:span></text:p>
        </text:list-item>
      </text:list>
      <text:p text:style-name="P6" loext:marker-style-name="T4"><text:span text:style-name="T4">- Opciones:</text:span></text:p>
      <text:list text:style-name="L5">
        <text:list-item>
          <text:p text:style-name="P10" loext:marker-style-name="T4"><text:span text:style-name="T4">ln: Crea el enlace, hace falta pasar la ruta del archivo y la ruta donde se quiere crear el enlace.</text:span></text:p>
        </text:list-item>
      </text:list>
      <text:list text:continue-list="list135156264265207" text:style-name="L3">
        <text:list-item>
          <text:p text:style-name="P8" loext:marker-style-name="T4"><text:span text:style-name="T4">No se puede usar -f: Si existe un enlace en esa ruta, falla.</text:span></text:p>
        </text:list-item>
        <text:list-item>
          <text:p text:style-name="P8" loext:marker-style-name="T4"><text:span text:style-name="T4">No permite el uso de -i.</text:span></text:p>
        </text:list-item>
      </text:list>
      <text:p text:style-name="P11" loext:marker-style-name="T4"><text:span text:style-name="T4"/></text:p>
      <text:p text:style-name="P1" loext:marker-style-name="T4"><text:span text:style-name="T4"/></text:p>
      <text:p text:style-name="P1" loext:marker-style-name="T2"><text:span text:style-name="T2">4) A Windows: FILTRES DE VISUALITZACIÓ, ORDENACIÓ I CERCA.</text:span></text:p>
      <text:p text:style-name="P12" loext:marker-style-name="T2"><text:span text:style-name="T3"/></text:p>
      <text:p text:style-name="P14" loext:marker-style-name="T2"><text:span text:style-name="T10">Existen tres tipos de filtros:</text:span></text:p>
      <text:list text:style-name="L6">
        <text:list-item>
          <text:p text:style-name="P15" loext:marker-style-name="T2"><text:span text:style-name="T10">Filtro de paginación (more): Divide el contenido de la salida de un comando en diferentes paginas.</text:span></text:p>
        </text:list-item>
        <text:list-item>
          <text:p text:style-name="P3" loext:marker-style-name="T2"><text:span text:style-name="T14">Filtro de ordenación (sort): Organiza el contenido de la salida de un comando de forma ordenada, se puede ordenar de forma alfabética y numérica. Dos modificadores a destacar son:</text:span></text:p>
          <text:list>
            <text:list-header>
              <text:p text:style-name="P3" loext:marker-style-name="T2"><text:span text:style-name="T14"/></text:p>
            </text:list-header>
            <text:list-item>
              <text:p text:style-name="P3" loext:marker-style-name="T2"><text:span text:style-name="T14">/+n: Ordena el contenido a partir de un carácter en concreto.</text:span></text:p>
            </text:list-item>
            <text:list-item>
              <text:p text:style-name="P3" loext:marker-style-name="T2"><text:span text:style-name="T14">/R: Realiza una ordenación a la inversa.</text:span></text:p>
            </text:list-item>
          </text:list>
        </text:list-item>
        <text:list-item>
          <text:p text:style-name="P15" loext:marker-style-name="T2"><text:soft-page-break/><text:span text:style-name="T10">Filtro de busqueda (find): Sirve para buscar cadenas de caracteres dentro del contenido. Devuelve las lineas que contienen la cadena a buscar. Opciones a tener en cuenta són:</text:span></text:p>
          <text:list>
            <text:list-item>
              <text:p text:style-name="P15" loext:marker-style-name="T2"><text:span text:style-name="T10">/v: muestra las lineas sin la cadena</text:span></text:p>
            </text:list-item>
            <text:list-item>
              <text:p text:style-name="P15" loext:marker-style-name="T2"><text:span text:style-name="T10">/c: cuenta las lineas que contienen la cadena y devuelve un valor numérico.</text:span></text:p>
            </text:list-item>
            <text:list-item>
              <text:p text:style-name="P15" loext:marker-style-name="T2"><text:span text:style-name="T10">/n: muestra el numero de la linea que contiene la cadena, además de su contenido.</text:span></text:p>
            </text:list-item>
            <text:list-item>
              <text:p text:style-name="P15" loext:marker-style-name="T2"><text:span text:style-name="T10">/i: a la hora de buscar una cadena, no distingue entre mayúsculas y minúsculas.</text:span></text:p>
            </text:list-item>
          </text:list>
        </text:list-item>
      </text:list>
      <text:p text:style-name="P1" loext:marker-style-name="T4"><text:span text:style-name="T4"/></text:p>
      <text:p text:style-name="P1" loext:marker-style-name="T2"><text:span text:style-name="T2">5) A Windows: Atributs i comodins.</text:span></text:p>
      <text:p text:style-name="P12" loext:marker-style-name="T2"><text:span text:style-name="T3"/></text:p>
      <text:p text:style-name="P16" loext:marker-style-name="T20"><text:span text:style-name="T16">Atributos</text:span><text:span text:style-name="T17">: son propiedades de los archivos y carpetas que indican su estado y características, estos se pueden asignar o eliminar mediante el uso de los operadores + y -. </text:span></text:p>
      <text:p text:style-name="P16" loext:marker-style-name="T20"><text:span text:style-name="T17">En windows tenemos:</text:span></text:p>
      <text:list text:style-name="L7">
        <text:list-item>
          <text:p text:style-name="P17" loext:marker-style-name="T20"><text:span text:style-name="T17">Solo Lectura (R): Indica que el archivo solo puede ser leído.</text:span></text:p>
        </text:list-item>
        <text:list-item>
          <text:p text:style-name="P17" loext:marker-style-name="T20"><text:span text:style-name="T17">Oculto (H): Oculta el archivo o carpeta en el Explorador de Archivos de Windows.</text:span></text:p>
        </text:list-item>
        <text:list-item>
          <text:p text:style-name="P17" loext:marker-style-name="T20"><text:span text:style-name="T17">Sistema (S): Indica que el archivo o carpeta es parte del sistema operativo.</text:span></text:p>
        </text:list-item>
        <text:list-item>
          <text:p text:style-name="P17" loext:marker-style-name="T20"><text:span text:style-name="T17">Archivo (A): Indica que el archivo ha sido modificado desde la ultima copia de seguridad.</text:span></text:p>
          <text:p text:style-name="P17" loext:marker-style-name="T20"><text:span text:style-name="T17"/></text:p>
        </text:list-item>
      </text:list>
      <text:p text:style-name="P18" loext:marker-style-name="T2"><text:span text:style-name="T15">Comodines</text:span><text:span text:style-name="T1">: son caracteres especiales que se utilizan para representar conjuntos de caracteres en nombres de archivos y directorios, así como en patrones de búsqueda.</text:span></text:p>
      <text:p text:style-name="P18" loext:marker-style-name="T2"><text:span text:style-name="T1">En windows los dos más utilizados son:</text:span></text:p>
      <text:list text:style-name="L8">
        <text:list-item>
          <text:p text:style-name="P19" loext:marker-style-name="T2"><text:span text:style-name="T1">Asterisco (*): Sustituye a un numero indeterminado de caracteres. </text:span></text:p>
        </text:list-item>
        <text:list-item>
          <text:p text:style-name="P19" loext:marker-style-name="T2"><text:span text:style-name="T1">Interrogante (?): Sustituye a un solo carácter. </text:span></text:p>
        </text:list-item>
      </text:list>
      <text:p text:style-name="P13" loext:marker-style-name="T2"><text:span text:style-name="T3"/></text:p>
      <text:p text:style-name="P1" loext:marker-style-name="T2"><text:span text:style-name="T2"/></text:p>
      <text:p text:style-name="P1" loext:marker-style-name="T4"><text:span text:style-name="T4"/></text:p>
      <text:p text:style-name="P1" loext:marker-style-name="T2"><text:span text:style-name="T2">7) Cóm es fan les comandes de linux? En quin llenguatge están fetes? És un</text:span><text:span text:style-name="T2"/></text:p>
      <text:p text:style-name="P1" loext:marker-style-name="T2"><text:span text:style-name="T2">llenguatge de baix o alt nivell?</text:span><text:span text:style-name="T2"/></text:p>
      <text:p text:style-name="P20" loext:marker-style-name="T4"><text:span text:style-name="T8"/></text:p>
      <text:p text:style-name="P21" loext:marker-style-name="T4"><text:span text:style-name="T6">Los</text:span> comand<text:span text:style-name="T21">o</text:span>s de Linux están mayoritariamente escritas en lenguaje de programación C. Esto se debe a que C es un lenguaje que proporciona un buen equilibrio entre eficiencia y portabilidad. Muchas de las características del sistema operativo, incluyendo el kernel de Linux y las utilidades del sistema, están escritas en C.</text:p>
      <text:p text:style-name="P20" loext:marker-style-name="T4"/>
      <text:p text:style-name="P20" loext:marker-style-name="T4">El lenguaje C se considera un lenguaje de programación de nivel medio, ya que proporciona un buen nivel de abstracción sobre la máquina física, al tiempo que permite un control más preciso sobre los recursos del sistema.</text:p>
      <text:p text:style-name="P20" loext:marker-style-name="T4"/>
      <text:p text:style-name="P1" loext:marker-style-name="T2"><text:span text:style-name="T2">8) Quin objectiu té el sistema FHS?</text:span></text:p>
      <text:p text:style-name="P1" loext:marker-style-name="T2"><text:span text:style-name="T2"><text:line-break/></text:span><text:span text:style-name="T18">El Sistema de Jerarquía de Archivos tiene como objetivo establecer una estructura de directorios estandarizada para sistemas operativos basados en Unix y Linux. </text:span><text:span text:style-name="T19">De esta forma se establece una estructura consistente, donde queda facilitada la administración y seguridad del sistema.</text:span></text:p>
      <text:p text:style-name="P22" loext:marker-style-name="T4"><text:span text:style-name="T1"/></text:p>
      <text:p text:style-name="P1" loext:marker-style-name="T2"><text:span text:style-name="T2">9) Eines Sysstat, quines són?</text:span></text:p>
      <text:p text:style-name="P1" loext:marker-style-name="T2"><text:span text:style-name="T2"/></text:p>
      <text:p text:style-name="P23" loext:marker-style-name="T2"><text:span text:style-name="T1">Son un conjunto de herramientas para monitorear los sistemas Linux. Entre ellas encontramos:</text:span></text:p>
      <text:p text:style-name="P23" loext:marker-style-name="T2"><text:span text:style-name="T1"/></text:p>
      <text:list text:style-name="L9">
        <text:list-item>
          <text:p text:style-name="P24" loext:marker-style-name="T2"><text:span text:style-name="T1">mpstat: recoge estadísticas del rendimiento de cada procesador del sistema.</text:span></text:p>
        </text:list-item>
        <text:list-item>
          <text:p text:style-name="P25" loext:marker-style-name="T2">Iostat: Genera informes de la <text:span text:style-name="T22">ac</text:span>tividad de <text:span text:style-name="T22">los dispositivos </text:span>E/S <text:span text:style-name="T22">del sistema</text:span> <text:span text:style-name="T22">y del uso</text:span> de la CPU.</text:p>
        </text:list-item>
        <text:list-item>
          <text:p text:style-name="P5" loext:marker-style-name="T2"><text:span text:style-name="T23">Sar: </text:span>recopila, informa y guarda información sobre la actividad del sistema, la utilización del disco, la memoria y la actividad de red. </text:p>
        </text:list-item>
      </text:list>
      <text:p text:style-name="P1" loext:marker-style-name="T20"><text:span text:style-name="T4"/></text:p>
      <text:p text:style-name="P1" loext:marker-style-name="T20"><text:span text:style-name="T4"/></text:p>
      <text:p text:style-name="P1" loext:marker-style-name="T20"><text:soft-page-break/><text:span text:style-name="T4"/></text:p>
      <text:p text:style-name="P1" loext:marker-style-name="T20"><text:span text:style-name="T4"/></text:p>
      <text:p text:style-name="P1" loext:marker-style-name="T2"><text:span text:style-name="T2">10) Parla de gnome. Qué és? Per a qué serveix?</text:span></text:p>
      <text:p text:style-name="P1" loext:marker-style-name="T2"><text:span text:style-name="T2"/></text:p>
      <text:p text:style-name="P27" loext:marker-style-name="T2"><text:span text:style-name="T11">E</text:span><text:span text:style-name="T10">s un entorno de escritorio para sistemas Unix y Linux que ofrece </text:span><text:span text:style-name="T12">un </text:span><text:span text:style-name="T10">conjunto de herramientas y aplicaciones integradas para realizar diversas tareas en el sistema operativo. </text:span></text:p>
      <text:p text:style-name="P27" loext:marker-style-name="T2"><text:span text:style-name="T12"/></text:p>
      <text:p text:style-name="P27" loext:marker-style-name="T2"><text:span text:style-name="T12">Una de estas herramientas es gnome-system-monitor, </text:span><text:span text:style-name="T13">la cual </text:span><text:span text:style-name="T12">monitoriza </text:span><text:span text:style-name="T13">los</text:span><text:span text:style-name="T12"> procesos que s</text:span><text:span text:style-name="T13">e </text:span><text:span text:style-name="T12">están e</text:span><text:span text:style-name="T13">jecutando</text:span><text:span text:style-name="T12"> en el sistema </text:span><text:span text:style-name="T13">y</text:span><text:span text:style-name="T12"> el uso </text:span><text:span text:style-name="T13">que están haciendo de los recursos</text:span><text:span text:style-name="T12">. </text:span><text:span text:style-name="T13">Podemos identificar tres pestañas diferentes, una de procesos, una de recursos y otra sobre el sistema de archivos.</text:span></text:p>
      <text:list text:style-name="L10">
        <text:list-header>
          <text:p text:style-name="P26" loext:marker-style-name="T2"><text:span text:style-name="T12"/></text:p>
        </text:list-header>
      </text:list>
      <text:p text:style-name="P1" loext:marker-style-name="T4"><text:span text:style-name="T4"/></text:p>
      <text:p text:style-name="P4" loext:marker-style-name="T2"><text:span text:style-name="T2">6) A linux: Qué és un paquet virtual? Explica-ho amb les teves paraules.</text:span></text:p>
      <text:p text:style-name="P1" loext:marker-style-name="T4"><text:span text:style-name="T4"/></text:p>
      <text:p text:style-name="P31" loext:marker-style-name="T4"><text:span text:style-name="T4">Se trata de un paquete vacío con un nombre genérico que provee dependencias a otros paquetes. Hay múltiples aplicaciones de estos paquetes, algunas de estas se pueden configurar con update-alternatives.</text:span></text:p>
      <text:p text:style-name="P31" loext:marker-style-name="T4"><text:span text:style-name="T4"/></text:p>
      <text:p text:style-name="P31" loext:marker-style-name="T4"><text:span text:style-name="T4"/></text:p>
      <text:p text:style-name="P31" loext:marker-style-name="T4"><text:span text:style-name="T4"/></text:p>
      <text:p text:style-name="P31" loext:marker-style-name="T4"><text:span text:style-name="T4"/></text:p>
      <text:p text:style-name="P31" loext:marker-style-name="T4"><text:span text:style-name="T4"/></text:p>
      <text:p text:style-name="P31" loext:marker-style-name="T4"><text:span text:style-name="T4"/></text:p>
      <text:p text:style-name="P31" loext:marker-style-name="T4"><text:span text:style-name="T4"/></text:p>
      <text:p text:style-name="P31" loext:marker-style-name="T4"><text:span text:style-name="T4"/></text:p>
      <text:p text:style-name="P31" loext:marker-style-name="T4"><text:span text:style-name="T4"/></text:p>
      <text:p text:style-name="P31" loext:marker-style-name="T4"><text:span text:style-name="T4"/></text:p>
      <text:p text:style-name="P31" loext:marker-style-name="T4"><text:span text:style-name="T4"/></text:p>
      <text:p text:style-name="P31" loext:marker-style-name="T4"><text:span text:style-name="T4"/></text:p>
      <text:p text:style-name="P31" loext:marker-style-name="T4"><text:span text:style-name="T4"/></text:p>
      <text:p text:style-name="P1" loext:marker-style-name="T4"><text:span text:style-name="T4"/></text:p>
      <text:p text:style-name="P6" loext:marker-style-name="T4"><text:span text:style-name="T9">Webgrafia</text:span><text:span text:style-name="T4">:</text:span></text:p>
      <text:p text:style-name="P6" loext:marker-style-name="T4"><text:span text:style-name="T4"/></text:p>
      <text:p text:style-name="P6" loext:marker-style-name="T4"><text:span text:style-name="T4">pdf-gestió de fitxers</text:span></text:p>
      <text:p text:style-name="P28" loext:marker-style-name="T4"><text:span text:style-name="T4">pdf-sistema d’arxius windows</text:span></text:p>
      <text:p text:style-name="P29" loext:marker-style-name="T4"><text:span text:style-name="T4">pdf-gestio del rendiment</text:span></text:p>
      <text:p text:style-name="P30" loext:marker-style-name="T4"><text:span text:style-name="T4">pdf- gestio de software</text:span></text:p>
      <text:p text:style-name="P6" loext:marker-style-name="T4"><text:a xlink:type="simple" xlink:href="https://www.ionos.es/digitalguide/servidores/know-how/comandos-cmd/" text:style-name="Internet_20_link" text:visited-style-name="Visited_20_Internet_20_Link"><text:span text:style-name="T4">https://www.ionos.es/digitalguide/servidores/know-how/comandos-cmd/</text:span></text:a></text:p>
      <text:p text:style-name="P6" loext:marker-style-name="T4"><text:a xlink:type="simple" xlink:href="https://learn.microsoft.com/es-es/windows-server/administration/windows-commands/attrib" text:style-name="Internet_20_link" text:visited-style-name="Visited_20_Internet_20_Link"><text:span text:style-name="T4">https://learn.microsoft.com/es-es/windows-server/administration/windows-commands/attrib</text:span></text:a></text:p>
      <text:p text:style-name="P6" loext:marker-style-name="T4"><text:a xlink:type="simple" xlink:href="https://es.wikipedia.org/wiki/Filesystem_Hierarchy_Standard" text:style-name="Internet_20_link" text:visited-style-name="Visited_20_Internet_20_Link"><text:span text:style-name="T4">https://es.wikipedia.org/wiki/Filesystem_Hierarchy_Standard</text:span></text:a></text:p>
      <text:p text:style-name="P6" loext:marker-style-name="T4"><text:a xlink:type="simple" xlink:href="https://chat.openai.com/" text:style-name="Internet_20_link" text:visited-style-name="Visited_20_Internet_20_Link"><text:span text:style-name="T4">https://chat.openai.com</text:span></text:a></text:p>
      <text:p text:style-name="P6" loext:marker-style-name="T4"><text:a xlink:type="simple" xlink:href="https://openwebinars.net/blog/que-es-un-paquete-en-linux-y-que-gestores-existen/" text:style-name="Internet_20_link" text:visited-style-name="Visited_20_Internet_20_Link"><text:span text:style-name="T4">https://openwebinars.net/blog/que-es-un-paquete-en-linux-y-que-gestores-existen/</text:span></text:a></text:p>
      <text:p text:style-name="P6" loext:marker-style-name="T4"><text:span text:style-name="T4"/></text:p>
      <text:p text:style-name="P6" loext:marker-style-name="T4"><text:span text:style-name="T4"/></text:p>
      <text:p text:style-name="P6" loext:marker-style-name="T4"><text:span text:style-name="T4"/></text:p>
      <text:p text:style-name="P6" loext:marker-style-name="T4"><text:span text:style-name="T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MT" svg:font-family="Arial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7T12:24:07.606000000</meta:creation-date>
    <meta:generator>LibreOffice/7.6.2.1$Windows_X86_64 LibreOffice_project/56f7684011345957bbf33a7ee678afaf4d2ba333</meta:generator>
    <dc:date>2024-03-01T13:47:19.933000000</dc:date>
    <meta:editing-duration>PT6H15M1S</meta:editing-duration>
    <meta:editing-cycles>10</meta:editing-cycles>
    <meta:document-statistic meta:table-count="0" meta:image-count="0" meta:object-count="0" meta:page-count="3" meta:paragraph-count="86" meta:word-count="1064" meta:character-count="6511" meta:non-whitespace-character-count="5555"/>
  </office:meta>
</office:document-meta>
</file>